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b41eb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b41eb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0b41eb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officeooo:paragraph-rsid="000b41eb" style:font-size-asian="14pt" style:font-size-complex="14pt"/>
    </style:style>
    <style:style style:name="P5" style:family="paragraph" style:parent-style-name="Standard">
      <style:paragraph-properties style:snap-to-layout-grid="false"/>
      <style:text-properties fo:font-size="14pt" officeooo:paragraph-rsid="000b41e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officeooo:paragraph-rsid="000b41eb" style:font-size-asian="14pt" style:font-size-complex="14pt" style:font-weight-complex="bold"/>
    </style:style>
    <style:style style:name="P7" style:family="paragraph" style:parent-style-name="Standard">
      <style:text-properties fo:font-size="14pt" officeooo:paragraph-rsid="000b41eb" style:font-size-asian="14pt" style:font-size-complex="14pt"/>
    </style:style>
    <style:style style:name="P8" style:family="paragraph" style:parent-style-name="Standard">
      <style:text-properties officeooo:paragraph-rsid="000b41eb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officeooo:paragraph-rsid="000b41eb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0b41eb" officeooo:paragraph-rsid="000b41eb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ff0000" fo:font-size="14pt" officeooo:paragraph-rsid="000b41eb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fo:font-size="14pt" fo:font-weight="bold" officeooo:rsid="000b41eb" officeooo:paragraph-rsid="000b41e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fo:font-size="14pt" fo:font-weight="normal" officeooo:rsid="000b41eb" officeooo:paragraph-rsid="000b41e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fo:font-size="14pt" officeooo:rsid="000cfea8" officeooo:paragraph-rsid="000cfea8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FreeMono" fo:font-size="12pt" officeooo:rsid="000cfea8" officeooo:paragraph-rsid="000cfea8" style:font-size-asian="12pt" style:font-size-complex="12pt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Liberation Serif" fo:font-size="14pt" fo:font-weight="bold" officeooo:rsid="000d5395" officeooo:paragraph-rsid="000d539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Liberation Serif" fo:font-size="14pt" fo:font-weight="bold" officeooo:rsid="00101be2" officeooo:paragraph-rsid="00101be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Liberation Serif" fo:font-size="14pt" fo:font-weight="normal" officeooo:rsid="000d5395" officeooo:paragraph-rsid="000d5395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Liberation Serif" fo:font-size="14pt" officeooo:paragraph-rsid="000b41eb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fo:font-size="14pt" fo:font-weight="normal" officeooo:rsid="000b41eb" officeooo:paragraph-rsid="000cfea8" style:font-size-asian="14pt" style:font-weight-asian="normal" style:font-size-complex="14pt" style:font-weight-complex="normal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b41eb"/>
    </style:style>
    <style:style style:name="P22" style:family="paragraph" style:parent-style-name="Text_20_body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b41eb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1.251cm" style:auto-text-indent="false" fo:break-before="page"/>
      <style:text-properties fo:font-size="14pt" fo:font-weight="bold" officeooo:paragraph-rsid="000b41eb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FreeMono" fo:font-size="12pt" officeooo:rsid="000cfea8" officeooo:paragraph-rsid="000cfea8" style:font-size-asian="12pt" style:font-size-complex="12pt"/>
    </style:style>
    <style:style style:name="P26" style:family="paragraph" style:parent-style-name="Text_20_body" style:list-style-name="L1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erif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color="#ff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officeooo:rsid="000b41eb" style:font-size-asian="14pt" style:font-weight-asian="bold" style:font-size-complex="14pt"/>
    </style:style>
    <style:style style:name="T7" style:family="text">
      <style:text-properties fo:color="#000000" fo:font-size="14pt" officeooo:rsid="000b41eb" style:font-size-asian="14pt" style:font-size-complex="14pt"/>
    </style:style>
    <style:style style:name="T8" style:family="text">
      <style:text-properties fo:font-variant="normal" fo:text-transform="none" fo:font-size="14pt" style:font-size-asian="14pt" style:font-size-complex="14pt"/>
    </style:style>
    <style:style style:name="T9" style:family="text">
      <style:text-properties fo:font-variant="normal" fo:text-transform="none" fo:color="#000000" fo:font-size="14pt" officeooo:rsid="000b41eb" style:font-size-asian="14pt" style:font-size-complex="14pt"/>
    </style:style>
    <style:style style:name="T10" style:family="text">
      <style:text-properties fo:font-weight="bold"/>
    </style:style>
    <style:style style:name="T11" style:family="text">
      <style:text-properties officeooo:rsid="000b41eb"/>
    </style:style>
    <style:style style:name="T12" style:family="text">
      <style:text-properties officeooo:rsid="000cfea8"/>
    </style:style>
    <style:style style:name="T13" style:family="text">
      <style:text-properties officeooo:rsid="000e8b3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2"><text:span text:style-name="T1">Кафедра</text:span><text:span text:style-name="T5"> </text:span><text:span text:style-name="T6">МО ЭВМ</text:span></text:p>
      <text:p text:style-name="P1"/>
      <text:p text:style-name="P1"/>
      <text:p text:style-name="P3"/>
      <text:p text:style-name="P3"/>
      <text:p text:style-name="P3"/>
      <text:p text:style-name="P21"><text:span text:style-name="Название_20_книги"><text:span text:style-name="T3">отчет</text:span></text:span></text:p>
      <text:p text:style-name="P2"><text:span text:style-name="T1">по лабораторной работе</text:span><text:span text:style-name="T4"> </text:span><text:span text:style-name="T5">№</text:span><text:span text:style-name="T6">1</text:span></text:p>
      <text:p text:style-name="P2"><text:span text:style-name="T1">по дисциплине </text:span><text:span text:style-name="T5">«</text:span><text:span text:style-name="T6">Программирование</text:span><text:span text:style-name="T5">»</text:span></text:p>
      <text:p text:style-name="P2"><text:span text:style-name="Название_20_книги"><text:span text:style-name="T8">Тема: </text:span></text:span><text:span text:style-name="Название_20_книги"><text:span text:style-name="T9">Стандартная библеотека Си</text:span></text:span></text:p>
      <text:p text:style-name="P3"/>
      <text:p text:style-name="P3"/>
      <text:p text:style-name="P3"/>
      <text:p text:style-name="P3"/>
      <text:p text:style-name="P4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2">Студент гр. </text:span><text:span text:style-name="T7">6303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10">Гречков С.Д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10">Чайка К.В.</text:p>
          </table:table-cell>
        </table:table-row>
      </table:table>
      <text:p text:style-name="P6"/>
      <text:p text:style-name="P6"/>
      <text:p text:style-name="P6">Санкт-Петербург</text:p>
      <text:p text:style-name="P9">201<text:span text:style-name="T11">7</text:span></text:p>
      <text:p text:style-name="P24">Цель работы.</text:p>
      <text:p text:style-name="P19">Напиш<text:span text:style-name="T11">сать</text:span> программу, на вход которой подается массив целых чисел длины <text:span text:style-name="T10">1000, </text:span>при этом число <text:span text:style-name="T10">0 </text:span>либо встречается один раз, либо не встречается.</text:p>
      <text:p text:style-name="P22">Программа должна совершать следующие действия:</text:p>
      <text:list xml:id="list7849633491990149864" text:style-name="L1">
        <text:list-item>
          <text:p text:style-name="P27">отсортировать массив, используя алгоритм быстрой сортировки (см. <text:span text:style-name="T10">функции стандартной библиотеки)</text:span></text:p>
        </text:list-item>
        <text:list-item>
          <text:p text:style-name="P27">определить, присутствует ли в массиве число <text:span text:style-name="T10">0</text:span>, используя алгоритм двоичного поиска (для реализации алгоритма двоичного поиска используйте <text:span text:style-name="T10">функцию стандартной библиотеки)</text:span></text:p>
        </text:list-item>
        <text:list-item>
          <text:p text:style-name="P27">посчитать время, за которое совершен поиск числа <text:span text:style-name="T10">0</text:span>, используя при этом <text:span text:style-name="T10">функцию стандартной библиотеки</text:span></text:p>
        </text:list-item>
        <text:list-item>
          <text:p text:style-name="P27">вывести строку "exists", если ноль в массиве есть и "doesn't exist" в противном случае</text:p>
        </text:list-item>
        <text:list-item>
          <text:p text:style-name="P27">вывести время, за которое был совершен двоичный поиск</text:p>
        </text:list-item>
        <text:list-item>
          <text:p text:style-name="P27">определить, присутствует ли в массиве число <text:span text:style-name="T10">0</text:span>, используя перебор всех чисел массива</text:p>
        </text:list-item>
        <text:list-item>
          <text:p text:style-name="P27">посчитать время, за которое совершен поиск числа <text:span text:style-name="T10">0 </text:span>перебором, используя при этом <text:span text:style-name="T10">функцию стандартной библиотеки</text:span></text:p>
        </text:list-item>
        <text:list-item>
          <text:p text:style-name="P27">вывести строку "exists", если <text:span text:style-name="T10">0</text:span> в массиве есть и "doesn't exist" в противном случае</text:p>
        </text:list-item>
        <text:list-item>
          <text:p text:style-name="P26">вывести время, за которое была совершен поиск перебором.</text:p>
        </text:list-item>
      </text:list>
      <text:p text:style-name="P11"/>
      <text:p text:style-name="P12">Описание работы программы.</text:p>
      <text:p text:style-name="P13">Программа представлена в виде нескольких функций:</text:p>
      <text:p text:style-name="P20"><text:span text:style-name="T12">1) В</text:span>спомогательных, таких как int comp (int* a, int* b) и <text:span text:style-name="T12">int funccompar (int* key,int* cmpelem)<text:line-break/>2) Основных, таких как int SortAndCompare(int* arr, int n, int elem) , которая выполняет сортировку массива, поиск элемента в массиве и замеряет время работы функций поиска элемента, и int main(), цель которой является заполнение массива и его передача в функцию SortAndCompare.</text:span></text:p>
      <text:p text:style-name="P14"><text:soft-page-break/>Исходный код программы.</text:p>
      <text:p text:style-name="P15">##include &lt;stdio.h&gt;</text:p>
      <text:p text:style-name="P15">#include &lt;stdlib.h&gt;</text:p>
      <text:p text:style-name="P15">#include &lt;string.h&gt;</text:p>
      <text:p text:style-name="P15">#include &lt;time.h&gt;</text:p>
      <text:p text:style-name="P15">// прототип основной функции для работы с программой</text:p>
      <text:p text:style-name="P15">int SortAndCompare(int* arr, int n, int elem);</text:p>
      <text:p text:style-name="P15">int funccompar (int* key,int* cmpelem);</text:p>
      <text:p text:style-name="P15"/>
      <text:p text:style-name="P15">#define m 1000</text:p>
      <text:p text:style-name="P15"/>
      <text:p text:style-name="P15">int main()</text:p>
      <text:p text:style-name="P15">{</text:p>
      <text:p text:style-name="P15"><text:tab/>int i;</text:p>
      <text:p text:style-name="P15"><text:tab/>char c;</text:p>
      <text:p text:style-name="P15"><text:tab/>int* value;</text:p>
      <text:p text:style-name="P15"><text:tab/>int* arr =(int*)malloc(sizeof(int)*m);</text:p>
      <text:p text:style-name="P15"><text:tab/>for(i=0;i&lt;m;++i)</text:p>
      <text:p text:style-name="P15"><text:tab/>{</text:p>
      <text:p text:style-name="P15"><text:tab/><text:tab/>scanf("%d",&amp;arr[i]);</text:p>
      <text:p text:style-name="P15"><text:tab/>}</text:p>
      <text:p text:style-name="P15"><text:tab/>// запуск сортировки и поиска</text:p>
      <text:p text:style-name="P15"><text:tab/>SortAndCompare(arr,i,0); </text:p>
      <text:p text:style-name="P15"><text:tab/>free(arr);</text:p>
      <text:p text:style-name="P15"><text:tab/>return 0;</text:p>
      <text:p text:style-name="P15">}</text:p>
      <text:p text:style-name="P15"/>
      <text:p text:style-name="P15">int SortAndCompare(int *arr, int n, int elem)</text:p>
      <text:p text:style-name="P15">{<text:tab/><text:tab/></text:p>
      <text:p text:style-name="P15"><text:tab/>// фразы ответов</text:p>
      <text:p text:style-name="P15"><text:tab/>char s1[10]="exists";</text:p>
      <text:p text:style-name="P15"><text:tab/>char s2[15]="doesn't exist"; </text:p>
      <text:p text:style-name="P15"><text:tab/>// сортировка массива </text:p>
      <text:p text:style-name="P15"><text:tab/>qsort(arr, n,sizeof(int),( int(*) (const void *, const void*)) comp);</text:p>
      <text:p text:style-name="P15"><text:tab/>int timeqsort1=clock();</text:p>
      <text:p text:style-name="P15"><text:tab/>// бинарный поиск элемента elem</text:p>
      <text:p text:style-name="P15"><text:soft-page-break/><text:tab/>int* ptr = (int*)bsearch(&amp;elem, arr, n, sizeof(int), ( int(*) (const void *, const void*)) funccompar);</text:p>
      <text:p text:style-name="P15"><text:tab/>int timeqsort2=clock();</text:p>
      <text:p text:style-name="P15"><text:tab/>// вывод информации о наличии элемента в массиве</text:p>
      <text:p text:style-name="P15"><text:tab/>if (ptr!=NULL) printf("%s\n",s1);</text:p>
      <text:p text:style-name="P15"><text:tab/>else printf("%s\n",s2);</text:p>
      <text:p text:style-name="P15"><text:tab/>// вывод времени на операцию бинарного поиска</text:p>
      <text:p text:style-name="P15"><text:tab/>printf("%d\n",timeqsort2-timeqsort1);</text:p>
      <text:p text:style-name="P15"><text:tab/>int i=0;</text:p>
      <text:p text:style-name="P15"><text:tab/>// алгоритм поиска элемента с помощью перебора</text:p>
      <text:p text:style-name="P15"><text:tab/>while(i&lt;n)</text:p>
      <text:p text:style-name="P15"><text:tab/>{<text:tab/></text:p>
      <text:p text:style-name="P15"><text:tab/><text:tab/>if (arr[i]==elem)</text:p>
      <text:p text:style-name="P15"><text:tab/><text:tab/>{<text:tab/></text:p>
      <text:p text:style-name="P15"><text:tab/><text:tab/><text:tab/>i=n-1;</text:p>
      <text:p text:style-name="P15"><text:tab/><text:tab/>}</text:p>
      <text:p text:style-name="P15"><text:tab/><text:tab/>++i;<text:tab/><text:tab/></text:p>
      <text:p text:style-name="P15"><text:tab/>timeqsort2=clock(); </text:p>
      <text:p text:style-name="P15"><text:tab/>// вывод информации о наличии элемента в массиве</text:p>
      <text:p text:style-name="P15"><text:tab/>if (ptr!=NULL) printf("%s\n",s1); </text:p>
      <text:p text:style-name="P15"><text:tab/>else printf("%s\n",s2);<text:tab/><text:tab/><text:tab/><text:tab/></text:p>
      <text:p text:style-name="P15"><text:tab/>// вывод времени на операцию поиска перебором<text:tab/><text:tab/></text:p>
      <text:p text:style-name="P15"><text:tab/>printf("%d\n",timeqsort2-timeqsort1);</text:p>
      <text:p text:style-name="P15"/>
      <text:p text:style-name="P15">}</text:p>
      <text:p text:style-name="P15">int comp(int* a, int* b)</text:p>
      <text:p text:style-name="P15">{</text:p>
      <text:p text:style-name="P15"><text:tab/>return *a - *b;</text:p>
      <text:p text:style-name="P15">}</text:p>
      <text:p text:style-name="P15">int funccompar (int* key,int* cmpelem)</text:p>
      <text:p text:style-name="P15">{</text:p>
      <text:p text:style-name="P15"/>
      <text:p text:style-name="P15"><text:s text:c="2"/>return ( *key - *cmpelem);</text:p>
      <text:p text:style-name="P15">}</text:p>
      <text:p text:style-name="P16"/>
      <text:p text:style-name="P16"/>
      <text:p text:style-name="P17"/>
      <text:p text:style-name="P16"><text:soft-page-break/>Составление отчёта.</text:p>
      <text:p text:style-name="P18">По лабораторной работе составлен отчет Lr1.odt и помещён в папку lr1 вместе с кодом программы Labrab.c.<text:line-break/>В репозитории на Github создана от мастера ветка Grechkov_2sem_lr1 с помощью команды «git checkout -b Grechkov_2sem_lr1». <text:line-break/>Папка с отчётом и кодом программы перемещена в <text:s/>репозиторий командами<text:line-break/>«git add Second_sem_lr1»<text:line-break/>«git commit -m «message»» <text:line-break/>«git push origin Grechkov_2sem_lr1»<text:line-break/>После чего был сделан pull request на ветку <text:span text:style-name="T13">master.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5:48:14.476168145</meta:creation-date>
    <dc:date>2017-03-02T06:40:03.156097813</dc:date>
    <meta:editing-duration>PT4M10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5" meta:paragraph-count="96" meta:word-count="515" meta:character-count="3719" meta:non-whitespace-character-count="3237"/>
  </office:meta>
</office:document-meta>
</file>